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timum" svg:font-family="Optim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Standard">
      <style:table-properties style:width="15cm" style:page-number="auto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B" style:family="table-column">
      <style:table-column-properties style:column-width="9.999cm" style:rel-column-width="436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NDES">
      <style:text-properties fo:language="en" fo:country="US" style:language-complex="ar" style:country-complex="SA"/>
    </style:style>
    <style:style style:name="P2" style:family="paragraph" style:parent-style-name="BNDES">
      <style:text-properties fo:language="en" fo:country="US" officeooo:rsid="0004c074" officeooo:paragraph-rsid="0004c074" style:language-complex="ar" style:country-complex="SA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rsid="00051cf2" officeooo:paragraph-rsid="00051cf2"/>
    </style:style>
    <style:style style:name="T1" style:family="text">
      <style:text-properties officeooo:rsid="00051c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A<text:span text:style-name="T1">1</text:span></text:p>
          </table:table-cell>
          <table:table-cell table:style-name="Tabela1.B1" office:value-type="string">
            <text:p text:style-name="P3">B<text:span text:style-name="T1">1</text:span></text:p>
          </table:table-cell>
        </table:table-row>
        <table:table-row>
          <table:table-cell table:style-name="Tabela1.A2" office:value-type="string">
            <text:p text:style-name="P4">A2</text:p>
          </table:table-cell>
          <table:table-cell table:style-name="Tabela1.B2" office:value-type="string">
            <text:p text:style-name="P4">B2</text:p>
          </table:table-cell>
        </table:table-row>
      </table:table>
      <text:p text:style-name="P1"/>
      <text:p text:style-name="P2">He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timum" svg:font-family="Optim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Optimum" fo:font-size="12pt" fo:language="pt" fo:country="BR" style:font-name-asian="Times New Roman" style:font-size-asian="12pt" style:font-name-complex="Optimum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NDES" style:family="paragraph" style:parent-style-name="Standard">
      <style:paragraph-properties fo:text-align="justify" style:justify-single-word="fals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05-25T18:28:42.85</meta:creation-date>
    <meta:editing-cycles>5</meta:editing-cycles>
    <meta:editing-duration>PT49M40S</meta:editing-duration>
    <meta:generator>LibreOffice/3.6$Linux_X86_64 LibreOffice_project/360m1$Build-304</meta:generator>
    <dc:title>Documento Padrão do Writer para o BNDES</dc:title>
    <dc:date>2013-09-19T13:06:00</dc:date>
    <meta:document-statistic meta:table-count="1" meta:image-count="0" meta:object-count="0" meta:page-count="1" meta:paragraph-count="5" meta:word-count="5" meta:character-count="14" meta:non-whitespace-character-count="14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Documento Padrão do Writer para o BNDES" xlink:href="../../../../../../../../../C:/Arquivos%20de%20programas/LibreOffice%203/Basis/share/template/Modelos%20BNDES%20-%20Padrão/Normal.ott" meta:date="2011-05-25T18:28:42.77"/>
  </office:meta>
</office:document-meta>
</file>